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center"/>
    </style:style>
    <style:style style:name="P4" style:family="paragraph"/>
    <style:style style:name="P5" style:family="paragraph">
      <style:text-properties style:text-line-through-style="none" style:text-line-through-type="none" fo:font-style="normal" style:text-underline-style="none"/>
    </style:style>
    <style:style style:name="gr1" style:family="graphic">
      <style:graphic-properties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data-style-name="C0">
      <style:graphic-properties style:vertical-pos="from-top" style:vertical-rel="paragraph" style:horizontal-pos="from-left" style:horizontal-rel="paragraph" draw:wrap-influence-on-position="once-concurrent" style:flow-with-text="false"/>
    </style:style>
    <number:number-style style:name="C0" number:language="en" number:country="US">
      <number:number number:min-integer-digits="1"/>
    </number:number-style>
  </office:automatic-styles>
  <office:body>
    <office:text>
      <office:forms form:automatic-focus="false" form:apply-design-mode="false">
        <form:form form:name="Form" form:command="Course" form:apply-filter="true" form:command-type="table" form:control-implementation="ooo:com.sun.star.form.component.Form" office:target-frame="" xlink:href="" xlink:type="simple">
          <form:connection-resource xlink:href="file:///C:/Users/Ad/Desktop/upload/Forms Tests/liang.odb"/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fixed-text form:name="FIRSTNAME_Label" form:control-implementation="ooo:com.sun.star.form.component.FixedText" xml:id="control1" form:id="control1" form:label="FIRSTNAME" form:for="control2"/>
          <form:text form:name="FIRSTNAME" form:control-implementation="ooo:com.sun.star.form.component.TextField" xml:id="control2" form:id="control2" form:current-value="dddd" form:data-field="FIRST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STNAME_Label" form:control-implementation="ooo:com.sun.star.form.component.FixedText" xml:id="control3" form:id="control3" form:label="LASTNAME" form:for="control4"/>
          <form:text form:name="LASTNAME" form:control-implementation="ooo:com.sun.star.form.component.TextField" xml:id="control4" form:id="control4" form:data-field="LAST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GE_Label" form:control-implementation="ooo:com.sun.star.form.component.FixedText" xml:id="control5" form:id="control5" form:label="AGE" form:for="control6"/>
          <form:formatted-text form:name="AGE" form:control-implementation="ooo:com.sun.star.form.component.NumericField" xml:id="control6" form:id="control6" form:data-field="AGE" form:min-value="-1000000" form:max-value="1000000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65535"/>
            </form:properties>
          </form:formatted-text>
          <form:fixed-text form:name="BIRTHDATE_Label" form:control-implementation="ooo:com.sun.star.form.component.FixedText" xml:id="control7" form:id="control7" form:label="BIRTHDATE" form:for="control8"/>
          <form:formatted-text form:name="BIRTHDATE" form:control-implementation="ooo:com.sun.star.form.component.FormattedField" xml:id="control8" form:id="control8" form:data-field="BIRTH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ObjIDinMSO" office:value-type="float" office:value="65535"/>
            </form:properties>
          </form:formatted-text>
          <form:button form:name="first" form:control-implementation="ooo:com.sun.star.form.component.CommandButton" xml:id="control9" form:id="control9" form:label="&lt;&lt;" form:tab-stop="false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HelpText" office:value-type="string" office:string-value="first"/>
            </form:properties>
          </form:button>
          <form:button form:name="prev" form:control-implementation="ooo:com.sun.star.form.component.CommandButton" xml:id="control10" form:id="control10" form:label="&lt;" form:tab-stop="false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HelpText" office:value-type="string" office:string-value="prev"/>
            </form:properties>
          </form:button>
          <form:button form:name="next" form:control-implementation="ooo:com.sun.star.form.component.CommandButton" xml:id="control11" form:id="control11" form:label="&gt;" form:tab-stop="false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HelpText" office:value-type="string" office:string-value="next"/>
            </form:properties>
          </form:button>
          <form:button form:name="last" form:control-implementation="ooo:com.sun.star.form.component.CommandButton" xml:id="control12" form:id="control12" form:label="&gt;&gt;" form:tab-stop="false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HelpText" office:value-type="string" office:string-value="last"/>
            </form:properties>
          </form:button>
          <form:button form:name="new" form:control-implementation="ooo:com.sun.star.form.component.CommandButton" xml:id="control13" form:id="control13" form:label="&gt;*" form:tab-stop="false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HelpText" office:value-type="string" office:string-value="new"/>
            </form:properties>
          </form:button>
          <form:button form:name="reload" form:control-implementation="ooo:com.sun.star.form.component.CommandButton" xml:id="control14" form:id="control14" form:label="reload" form:tab-stop="false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HelpText" office:value-type="string" office:string-value="reload"/>
            </form:properties>
          </form:button>
          <form:fixed-text form:name="text-1" form:control-implementation="ooo:com.sun.star.form.component.FixedText" xml:id="control15" form:id="control15" form:label="show only sales since"/>
          <form:frame form:name="Options" form:control-implementation="ooo:com.sun.star.form.component.GroupBox" xml:id="control16" form:id="control16" form:label="Options"/>
          <form:radio form:name="Option" form:control-implementation="ooo:com.sun.star.form.component.RadioButton" xml:id="control17" form:id="control17" form:label="No automatic generation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" form:control-implementation="ooo:com.sun.star.form.component.RadioButton" xml:id="control18" form:id="control18" form:label="Before inserting a recor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" form:control-implementation="ooo:com.sun.star.form.component.RadioButton" xml:id="control19" form:id="control19" form:label="When moving to a new recor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rame form:name="Misc" form:control-implementation="ooo:com.sun.star.form.component.GroupBox" xml:id="control20" form:id="control20" form:label="Miscellaneous"/>
          <form:checkbox form:name="DefaultDate" form:control-implementation="ooo:com.sun.star.form.component.CheckBox" xml:id="control21" form:id="control21" form:label="Default sales date to &quot;today&quot;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When checked, newly entered sales records are pre-filled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rotect" form:control-implementation="ooo:com.sun.star.form.component.CheckBox" xml:id="control22" form:id="control22" form:label="Protect key fields from edi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When checked, you cannot modify the values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mpty" form:control-implementation="ooo:com.sun.star.form.component.CheckBox" xml:id="control23" form:id="control23" form:label="Check for empty sales nam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When checked, you cannot enter empty values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listbox form:name="Fruits" form:control-implementation="ooo:com.sun.star.form.component.ListBox" xml:id="control24" form:id="control24" form:dropdown="tru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</form:properties>
            <form:option form:label="apple" form:value="apple" form:current-selected="true" form:selected="true"/>
            <form:option form:label="orange" form:value="orange"/>
            <form:option form:label="pear" form:value="pear"/>
            <form:option form:label="grape" form:value="grape"/>
          </form:listbox>
          <form:listbox form:name="CourseNames" form:control-implementation="ooo:com.sun.star.form.component.ListBox" xml:id="control25" form:id="control25" form:dropdown="true" form:bound-column="0" form:list-source-type="sql" form:list-source="SELECT &quot;title&quot; FROM &quot;Course&quot;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list-property form:property-name="DefaultSelection" office:value-type="float"/>
              <form:property form:property-name="ObjIDinMSO" office:value-type="float" office:value="65535"/>
            </form:properties>
          </form:listbox>
          <form:listbox form:name="StudNames" form:control-implementation="ooo:com.sun.star.form.component.ListBox" xml:id="control26" form:id="control26" form:dropdown="true" form:bound-column="0" form:list-source-type="sql" form:list-source="SELECT &quot;lastName&quot; FROM &quot;Student&quot;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list-property form:property-name="DefaultSelection" office:value-type="float"/>
              <form:property form:property-name="ObjIDinMSO" office:value-type="float" office:value="65535"/>
            </form:properties>
          </form:listbox>
        </form:form>
        <form:form form:name="GridForm" form:command="SELECT &quot;firstName&quot;, &quot;lastName&quot; FROM &quot;Student&quot;" form:apply-filter="true" form:control-implementation="ooo:com.sun.star.form.component.Form" office:target-frame="" xlink:href="" xlink:type="simple">
          <form:connection-resource xlink:href="file:///C:/Users/Ad/Desktop/upload/Forms Tests/liang.odb"/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grid form:name="SalesTable" form:control-implementation="ooo:com.sun.star.form.component.GridControl" xml:id="control27" form:id="control27">
            <form:properties>
              <form:property form:property-name="DefaultControl" office:value-type="string" office:string-value="com.sun.star.form.control.GridControl"/>
            </form:properties>
            <form:column form:name="firstName" form:control-implementation="ooo:TextField" form:label="firstName">
              <form:text xml:id="control28" form:id="control28" form:data-field="firstNam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250"/>
                </form:properties>
              </form:text>
            </form:column>
            <form:column form:name="lastName" form:control-implementation="ooo:TextField" form:label="lastName">
              <form:text xml:id="control29" form:id="control29" form:data-field="lastNam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250"/>
                </form:properties>
              </form:text>
            </form:column>
          </form:grid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0.9843in" svg:height="0.2362in" svg:x="0.0783in" svg:y="0.4335in" draw:control="control1"/><draw:control text:anchor-type="paragraph" draw:z-index="1" draw:style-name="gr1" draw:text-style-name="P2" svg:width="1.5752in" svg:height="0.2362in" svg:x="1.102in" svg:y="0.4335in" draw:control="control2"/><draw:control text:anchor-type="paragraph" draw:z-index="2" draw:style-name="gr1" draw:text-style-name="P1" svg:width="0.9843in" svg:height="0.2362in" svg:x="0.0783in" svg:y="0.748in" draw:control="control3"/><draw:control text:anchor-type="paragraph" draw:z-index="3" draw:style-name="gr1" draw:text-style-name="P2" svg:width="1.5752in" svg:height="0.2362in" svg:x="1.102in" svg:y="0.748in" draw:control="control4"/><draw:control text:anchor-type="paragraph" draw:z-index="15" draw:style-name="gr1" draw:text-style-name="P4" svg:width="2.2051in" svg:height="0.9843in" svg:x="4.0547in" svg:y="0.1965in" draw:control="control16"/><draw:control text:anchor-type="paragraph" draw:z-index="16" draw:style-name="gr1" draw:text-style-name="P1" svg:width="1.9689in" svg:height="0.2362in" svg:x="4.1728in" svg:y="0.4335in" draw:control="control17"/><draw:control text:anchor-type="paragraph" draw:z-index="17" draw:style-name="gr1" draw:text-style-name="P1" svg:width="1.9689in" svg:height="0.2362in" svg:x="4.1728in" svg:y="0.6693in" draw:control="control18"/><draw:control text:anchor-type="paragraph" draw:z-index="18" draw:style-name="gr1" draw:text-style-name="P1" svg:width="1.9689in" svg:height="0.2362in" svg:x="4.1728in" svg:y="0.9055in" draw:control="control19"/>Building a Form<text:line-break/></text:p>
      <text:p text:style-name="Standard"><draw:control text:anchor-type="paragraph" draw:z-index="4" draw:style-name="gr1" draw:text-style-name="P1" svg:width="0.9843in" svg:height="0.2362in" svg:x="0.0783in" svg:y="1.6929in" draw:control="control5"/><draw:control text:anchor-type="paragraph" draw:z-index="5" draw:style-name="gr1" draw:text-style-name="P1" svg:width="1.5752in" svg:height="0.2362in" svg:x="1.102in" svg:y="1.6929in" draw:control="control6"/><draw:control text:anchor-type="paragraph" draw:z-index="6" draw:style-name="gr1" draw:text-style-name="P1" svg:width="0.9843in" svg:height="0.2362in" svg:x="0.0783in" svg:y="2.0075in" draw:control="control7"/><draw:control text:anchor-type="paragraph" draw:z-index="7" draw:style-name="gr2" draw:text-style-name="P1" svg:width="1.5752in" svg:height="0.2362in" svg:x="1.102in" svg:y="2.0075in" draw:control="control8"/><draw:control text:anchor-type="paragraph" draw:z-index="8" draw:style-name="gr1" draw:text-style-name="P3" svg:width="0.3157in" svg:height="0.2362in" svg:x="0.0783in" svg:y="2.4807in" draw:control="control9"/><draw:control text:anchor-type="paragraph" draw:z-index="9" draw:style-name="gr1" draw:text-style-name="P3" svg:width="0.3157in" svg:height="0.2362in" svg:x="0.472in" svg:y="2.4807in" draw:control="control10"/><draw:control text:anchor-type="paragraph" draw:z-index="10" draw:style-name="gr1" draw:text-style-name="P3" svg:width="0.3157in" svg:height="0.2362in" svg:x="0.8661in" svg:y="2.4807in" draw:control="control11"/><draw:control text:anchor-type="paragraph" draw:z-index="11" draw:style-name="gr1" draw:text-style-name="P3" svg:width="0.3157in" svg:height="0.2362in" svg:x="1.2598in" svg:y="2.4807in" draw:control="control12"/><draw:control text:anchor-type="paragraph" draw:z-index="12" draw:style-name="gr1" draw:text-style-name="P3" svg:width="0.3157in" svg:height="0.2362in" svg:x="1.6535in" svg:y="2.4807in" draw:control="control13"/><draw:control text:anchor-type="paragraph" draw:z-index="13" draw:style-name="gr1" draw:text-style-name="P3" svg:width="0.5122in" svg:height="0.2362in" svg:x="2.2835in" svg:y="2.4807in" draw:control="control14"/><draw:control text:anchor-type="paragraph" draw:z-index="14" draw:style-name="gr1" draw:text-style-name="P1" svg:width="1.378in" svg:height="0.2362in" svg:x="0.0783in" svg:y="3.1492in" draw:control="control15"/><draw:control text:anchor-type="paragraph" draw:z-index="19" draw:style-name="gr1" draw:text-style-name="P4" svg:width="2.2051in" svg:height="0.9843in" svg:x="4.0547in" svg:y="1.378in" draw:control="control20"/><draw:control text:anchor-type="paragraph" draw:z-index="20" draw:style-name="gr1" draw:text-style-name="P1" svg:width="2.363in" svg:height="0.2362in" svg:x="4.1728in" svg:y="1.5354in" draw:control="control21"/><draw:control text:anchor-type="paragraph" draw:z-index="21" draw:style-name="gr1" draw:text-style-name="P1" svg:width="2.363in" svg:height="0.2362in" svg:x="4.1728in" svg:y="1.7717in" draw:control="control22"/><draw:control text:anchor-type="paragraph" draw:z-index="22" draw:style-name="gr1" draw:text-style-name="P1" svg:width="2.363in" svg:height="0.2362in" svg:x="4.1728in" svg:y="2.0075in" draw:control="control23"/><draw:control text:anchor-type="paragraph" draw:z-index="23" draw:style-name="gr1" draw:text-style-name="P1" svg:width="0.7878in" svg:height="0.2362in" svg:x="0.0783in" svg:y="3.5429in" draw:control="control24"/><draw:control text:anchor-type="paragraph" draw:z-index="24" draw:style-name="gr1" draw:text-style-name="P1" svg:width="0.7878in" svg:height="0.2362in" svg:x="3.5429in" svg:y="3.5429in" draw:control="control25"/><draw:control text:anchor-type="paragraph" draw:z-index="25" draw:style-name="gr1" draw:text-style-name="P1" svg:width="0.7878in" svg:height="0.2362in" svg:x="5.5118in" svg:y="3.5429in" draw:control="control26"/><draw:control text:anchor-type="paragraph" draw:z-index="26" draw:style-name="gr1" draw:text-style-name="P5" svg:width="3.937in" svg:height="1.5752in" svg:x="0.0783in" svg:y="3.9366in" draw:control="control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3:34:52.574000000</meta:creation-date>
    <dc:date>2016-06-14T13:35:23.937000000</dc:date>
    <meta:editing-duration>PT33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3"/>
    <meta:generator>LibreOffice/5.1.0.3$Windows_x86 LibreOffice_project/5e3e00a007d9b3b6efb6797a8b8e57b51ab1f737</meta:generator>
  </office:meta>
</office:document-meta>
</file>